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4520" officeooo:paragraph-rsid="000e4520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Azione_20_sistema" style:list-style-name="Numerazione_20_UC">
      <style:text-properties officeooo:paragraph-rsid="000cc0fa"/>
    </style:style>
    <style:style style:name="P8" style:family="paragraph" style:parent-style-name="Table_20_Contents">
      <style:text-properties officeooo:rsid="000bf997" officeooo:paragraph-rsid="000f20d6"/>
    </style:style>
    <style:style style:name="P9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8f86"/>
    </style:style>
    <style:style style:name="T9" style:family="text">
      <style:text-properties officeooo:rsid="000cc0fa"/>
    </style:style>
    <style:style style:name="T10" style:family="text">
      <style:text-properties fo:font-weight="bold" officeooo:rsid="000cc0fa" style:font-weight-asian="bold" style:font-weight-complex="bold"/>
    </style:style>
    <style:style style:name="T11" style:family="text">
      <style:text-properties officeooo:rsid="000e1f46"/>
    </style:style>
    <style:style style:name="T12" style:family="text">
      <style:text-properties officeooo:rsid="000f2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8">Ricerca att</text:span>ività didattiche <text:span text:style-name="T8">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87955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9">(</text:span><text:span text:style-name="T10">include Educatore Visualizza Attività didattiche delle proprie classi </text:span><text:span text:style-name="T2">)</text:span></text:p>
              </text:list-item>
              <text:list-item>
                <text:p text:style-name="P9">L'utente <text:span text:style-name="T11">inserisce nei campi appositi le parole chiave</text:span></text:p>
                <text:p text:style-name="P7"><text:span text:style-name="T2"><text:s text:c="9"/>4.Il sistema </text:span><text:span text:style-name="T1">mostra all’utente la lista delle attività didattiche </text:span><text:span text:style-name="T3">ricerca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L'utente</text:span> ha visualizzato le Attività didattiche <text:span text:style-name="T11">ricerca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<text:span text:style-name="T12">L'operazione non deve durare piu' di 7 secondi</text:span></text:p>
          </table:table-cell>
        </table:table-row>
      </table:table>
      <text:p text:style-name="P5"/>
      <text:p text:style-name="P6">Ricerca attività didattiche della cla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5M15S</meta:editing-duration>
    <meta:editing-cycles>11</meta:editing-cycles>
    <meta:generator>LibreOffice/3.6$Windows_x86 LibreOffice_project/da8c1e6-fd468f4-454e206-f42a4a9-143cfd</meta:generator>
    <dc:date>2012-10-22T20:56:33.76</dc:date>
    <meta:document-statistic meta:table-count="1" meta:image-count="0" meta:object-count="0" meta:page-count="1" meta:paragraph-count="20" meta:word-count="121" meta:character-count="863" meta:non-whitespace-character-count="755"/>
  </office:meta>
</office:document-meta>
</file>